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officeooo:paragraph-rsid="005cba36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Text_20_body">
      <style:text-properties officeooo:paragraph-rsid="00a77484"/>
    </style:style>
    <style:style style:name="P28" style:family="paragraph" style:parent-style-name="Text_20_body">
      <style:text-properties officeooo:paragraph-rsid="00ccac80"/>
    </style:style>
    <style:style style:name="P29" style:family="paragraph" style:parent-style-name="Text_20_body" style:list-style-name="L1">
      <style:text-properties fo:language="de" fo:country="DE" officeooo:rsid="00a77484" officeooo:paragraph-rsid="00b21857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33" style:family="paragraph" style:parent-style-name="Text_20_body" style:list-style-name="L1">
      <style:paragraph-properties fo:margin-top="0cm" fo:margin-bottom="0cm" loext:contextual-spacing="false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35" style:family="paragraph" style:parent-style-name="Heading_20_1">
      <style:text-properties fo:language="de" fo:country="DE"/>
    </style:style>
    <style:style style:name="P36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bffa6"/>
    </style:style>
    <style:style style:name="T91" style:family="text">
      <style:text-properties fo:language="de" fo:country="DE" officeooo:rsid="00dc2e78"/>
    </style:style>
    <style:style style:name="T92" style:family="text">
      <style:text-properties fo:language="de" fo:country="DE" officeooo:rsid="00dcb2ee"/>
    </style:style>
    <style:style style:name="T93" style:family="text">
      <style:text-properties fo:language="de" fo:country="DE" officeooo:rsid="00ddd137"/>
    </style:style>
    <style:style style:name="T94" style:family="text">
      <style:text-properties officeooo:rsid="009612ac"/>
    </style:style>
    <style:style style:name="T95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96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97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98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99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Ziel</text:h>
      <text:p text:style-name="P1">Sprachlehrer-Webseite für mich</text:p>
      <text:h text:style-name="P36" text:outline-level="1">Schritte</text:h>
      <text:list xml:id="list2202212411" text:style-name="L1">
        <text:list-header>
          <text:p text:style-name="P29"/>
        </text:list-header>
      </text:list>
      <text:p text:style-name="P28"><text:span text:style-name="T87">Login: 2 verschiedene Nutzer (per mock-server)</text:span><text:span text:style-name="T61"><text:line-break/><text:line-break/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88">-Login-Verarbeitung vom Backend</text:span><text:span text:style-name="T89"> statt Mock<text:line-break/></text:span><text:span text:style-name="T91">-Implement simple backend that returns token<text:line-break/></text:span><text:span text:style-name="T93">--login/views.py</text:span><text:span text:style-name="T89"><text:line-break/></text:span><text:span text:style-name="T90">--sessions/ auth in Django: Wie sieht Cookie/ Request aus?<text:line-break/></text:span><text:span text:style-name="T91">---request.session?</text:span><text:span text:style-name="T68"><text:line-break/></text:span><text:span text:style-name="T63"><text:line-break/></text:span><text:span text:style-name="T64">-Beispielcode (vue-auth-example):</text:span></text:p>
      <text:list xml:id="list122643791582395" text:continue-numbering="true" text:style-name="L1">
        <text:list-item>
          <text:p text:style-name="P30">app.vue:</text:p>
          <text:list>
            <text:list-item>
              <text:p text:style-name="P30">created(): if authenticated then dispatch user request</text:p>
            </text:list-item>
          </text:list>
        </text:list-item>
        <text:list-item>
          <text:p text:style-name="P30">home/index.vue: </text:p>
          <text:list>
            <text:list-item>
              <text:p text:style-name="P31">&lt;template&gt;: If not authenticated, then show introductory message</text:p>
            </text:list-item>
            <text:list-item>
              <text:p text:style-name="P34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2">login/index.vue:</text:p>
          <text:list>
            <text:list-item>
              <text:p text:style-name="P33"><text:span text:style-name="T67">login(): </text:span><text:span text:style-name="T31">this.$store.dispatch(AUTH_REQUEST, { username, password }).then(() =&gt; {<text:line-break/></text:span>this.$router.push('/')<text:span text:style-name="T99">....</text:span></text:p>
            </text:list-item>
          </text:list>
        </text:list-item>
        <text:list-item>
          <text:p text:style-name="P33"/>
          <text:list>
            <text:list-item>
              <text:p text:style-name="P32"/>
            </text:list-item>
            <text:list-item>
              <text:p text:style-name="P31"><text:soft-page-break/>--</text:p>
            </text:list-item>
          </text:list>
        </text:list-item>
      </text:list>
      <text:p text:style-name="P24"/>
      <text:p text:style-name="P24"/>
      <text:p text:style-name="P27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95">input</text:span><text:span text:style-name="T96"> </text:span><text:span text:style-name="T97">type</text:span><text:span text:style-name="T96">=</text:span><text:span text:style-name="T98">"checkbox"</text:span><text:span text:style-name="T96"> </text:span><text:span text:style-name="T97">:value</text:span><text:span text:style-name="T96">="</text:span><text:span text:style-name="T97">vocab</text:span><text:span text:style-name="T96">.</text:span><text:span text:style-name="T97">german</text:span><text:span text:style-name="T96">" </text:span><text:span text:style-name="T97">v-model</text:span><text:span text:style-name="T96">="</text:span><text:span text:style-name="T97">selected</text:span><text:span text:style-name="T96">"<text:line-break/></text:span><text:span text:style-name="T94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6"><text:soft-page-break/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5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<text:soft-page-break/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<text:soft-page-break/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4-14T12:26:41.773000000</dc:date>
    <meta:editing-duration>P30DT8H59M18S</meta:editing-duration>
    <meta:editing-cycles>200</meta:editing-cycles>
    <meta:document-statistic meta:table-count="0" meta:image-count="0" meta:object-count="0" meta:page-count="5" meta:paragraph-count="41" meta:word-count="816" meta:character-count="6244" meta:non-whitespace-character-count="4992"/>
  </office:meta>
</office:document-meta>
</file>